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9.28cm" svg:y="0.377cm">
            <draw:object draw:notify-on-update-of-ranges="Sheet1.A1:Sheet1.A1 Sheet1.B1:Sheet1.B1 Sheet1.C1:Sheet1.C1 Sheet1.D1:Sheet1.D1 Sheet1.E1:Sheet1.E1 Sheet1.F1:Sheet1.F1 Sheet1.G1:Sheet1.G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8cm" svg:y="9.633cm">
            <draw:object draw:notify-on-update-of-ranges="Sheet1.A1:Sheet1.A1 Sheet1.B1:Sheet1.B1 Sheet1.C1:Sheet1.C1 Sheet1.D1:Sheet1.D1 Sheet1.E1:Sheet1.E1 Sheet1.F1:Sheet1.F1 Sheet1.G1:Sheet1.G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600 MHz</text:p>
          </table:table-cell>
          <table:table-cell office:value-type="string" calcext:value-type="string">
            <text:p>800 MHz</text:p>
          </table:table-cell>
          <table:table-cell office:value-type="string" calcext:value-type="string">
            <text:p><text:s/>1000 MHz</text:p>
          </table:table-cell>
          <table:table-cell office:value-type="string" calcext:value-type="string">
            <text:p>1200 MHz</text:p>
          </table:table-cell>
          <table:table-cell office:value-type="string" calcext:value-type="string">
            <text:p>1400 MHz</text:p>
          </table:table-cell>
          <table:table-cell office:value-type="string" calcext:value-type="string">
            <text:p>1500 MHz</text:p>
          </table:table-cell>
        </table:table-row>
        <table:table-row table:style-name="ro1">
          <table:table-cell office:value-type="string" calcext:value-type="string">
            <text:p>adpcm_dec</text:p>
          </table:table-cell>
          <table:table-cell office:value-type="float" office:value="2.078" calcext:value-type="float">
            <text:p>2.078</text:p>
          </table:table-cell>
          <table:table-cell office:value-type="float" office:value="2" calcext:value-type="float">
            <text:p>2</text:p>
          </table:table-cell>
          <table:table-cell office:value-type="float" office:value="1.014" calcext:value-type="float">
            <text:p>1.0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_enc</text:p>
          </table:table-cell>
          <table:table-cell office:value-type="float" office:value="2.074" calcext:value-type="float">
            <text:p>2.07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munition</text:p>
          </table:table-cell>
          <table:table-cell office:value-type="float" office:value="273.589996" calcext:value-type="float">
            <text:p>273.589996</text:p>
          </table:table-cell>
          <table:table-cell office:value-type="float" office:value="205.007996" calcext:value-type="float">
            <text:p>205.007996</text:p>
          </table:table-cell>
          <table:table-cell table:number-columns-repeated="2" office:value-type="float" office:value="163.723999" calcext:value-type="float">
            <text:p>163.723999</text:p>
          </table:table-cell>
          <table:table-cell office:value-type="float" office:value="116.722" calcext:value-type="float">
            <text:p>116.722</text:p>
          </table:table-cell>
          <table:table-cell office:value-type="float" office:value="109.022003" calcext:value-type="float">
            <text:p>109.022003</text:p>
          </table:table-cell>
        </table:table-row>
        <table:table-row table:style-name="ro1">
          <table:table-cell office:value-type="string" calcext:value-type="string">
            <text:p>anagram</text:p>
          </table:table-cell>
          <table:table-cell office:value-type="float" office:value="7.04" calcext:value-type="float">
            <text:p>7.04</text:p>
          </table:table-cell>
          <table:table-cell office:value-type="float" office:value="5.252" calcext:value-type="float">
            <text:p>5.252</text:p>
          </table:table-cell>
          <table:table-cell office:value-type="float" office:value="4.016" calcext:value-type="float">
            <text:p>4.016</text:p>
          </table:table-cell>
          <table:table-cell office:value-type="float" office:value="3.852" calcext:value-type="float">
            <text:p>3.8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diobeam</text:p>
          </table:table-cell>
          <table:table-cell office:value-type="float" office:value="3.304" calcext:value-type="float">
            <text:p>3.304</text:p>
          </table:table-cell>
          <table:table-cell office:value-type="float" office:value="2.832" calcext:value-type="float">
            <text:p>2.832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038" calcext:value-type="float">
            <text:p>1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jpeg_transupp</text:p>
          </table:table-cell>
          <table:table-cell office:value-type="float" office:value="8.004" calcext:value-type="float">
            <text:p>8.0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002" calcext:value-type="float">
            <text:p>3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jpeg_wrbmp</text:p>
          </table:table-cell>
          <table:table-cell office:value-type="float" office:value="2.006" calcext:value-type="float">
            <text:p>2.006</text:p>
          </table:table-cell>
          <table:table-cell office:value-type="float" office:value="1.854" calcext:value-type="float">
            <text:p>1.85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float" office:value="5.698" calcext:value-type="float">
            <text:p>5.698</text:p>
          </table:table-cell>
          <table:table-cell office:value-type="float" office:value="4.002" calcext:value-type="float">
            <text:p>4.002</text:p>
          </table:table-cell>
          <table:table-cell office:value-type="float" office:value="3.006" calcext:value-type="float">
            <text:p>3.006</text:p>
          </table:table-cell>
          <table:table-cell office:value-type="float" office:value="3" calcext:value-type="float">
            <text:p>3</text:p>
          </table:table-cell>
          <table:table-cell office:value-type="float" office:value="2.004" calcext:value-type="float">
            <text:p>2.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mref</text:p>
          </table:table-cell>
          <table:table-cell office:value-type="float" office:value="2.754" calcext:value-type="float">
            <text:p>2.754</text:p>
          </table:table-cell>
          <table:table-cell office:value-type="float" office:value="2" calcext:value-type="float">
            <text:p>2</text:p>
          </table:table-cell>
          <table:table-cell office:value-type="float" office:value="1.182" calcext:value-type="float">
            <text:p>1.182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723_e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56" calcext:value-type="float">
            <text:p>1.856</text:p>
          </table:table-cell>
          <table:table-cell office:value-type="float" office:value="1.014" calcext:value-type="float">
            <text:p>1.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m_enc </text:p>
          </table:table-cell>
          <table:table-cell office:value-type="float" office:value="10.152" calcext:value-type="float">
            <text:p>10.152</text:p>
          </table:table-cell>
          <table:table-cell office:value-type="float" office:value="7.992" calcext:value-type="float">
            <text:p>7.9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002" calcext:value-type="float">
            <text:p>4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sm_dec</text:p>
          </table:table-cell>
          <table:table-cell office:value-type="float" office:value="5.904" calcext:value-type="float">
            <text:p>5.904</text:p>
          </table:table-cell>
          <table:table-cell office:value-type="float" office:value="4.002" calcext:value-type="float">
            <text:p>4.002</text:p>
          </table:table-cell>
          <table:table-cell office:value-type="float" office:value="3.006" calcext:value-type="float">
            <text:p>3.006</text:p>
          </table:table-cell>
          <table:table-cell office:value-type="float" office:value="3" calcext:value-type="float">
            <text:p>3</text:p>
          </table:table-cell>
          <table:table-cell office:value-type="float" office:value="2.004" calcext:value-type="float">
            <text:p>2.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264_dec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1.372" calcext:value-type="float">
            <text:p>1.372</text:p>
          </table:table-cell>
          <table:table-cell office:value-type="float" office:value="1.006" calcext:value-type="float">
            <text:p>1.0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ff_enc</text:p>
          </table:table-cell>
          <table:table-cell office:value-type="float" office:value="3.108" calcext:value-type="float">
            <text:p>3.108</text:p>
          </table:table-cell>
          <table:table-cell office:value-type="float" office:value="2.614" calcext:value-type="float">
            <text:p>2.614</text:p>
          </table:table-cell>
          <table:table-cell office:value-type="float" office:value="2" calcext:value-type="float">
            <text:p>2</text:p>
          </table:table-cell>
          <table:table-cell office:value-type="float" office:value="1.916" calcext:value-type="float">
            <text:p>1.916</text:p>
          </table:table-cell>
          <table:table-cell office:value-type="float" office:value="1.012" calcext:value-type="float">
            <text:p>1.012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string" calcext:value-type="string">
            <text:p>huff_dec</text:p>
          </table:table-cell>
          <table:table-cell office:value-type="float" office:value="2.454" calcext:value-type="float">
            <text:p>2.454</text:p>
          </table:table-cell>
          <table:table-cell office:value-type="float" office:value="2" calcext:value-type="float">
            <text:p>2</text:p>
          </table:table-cell>
          <table:table-cell office:value-type="float" office:value="1.068" calcext:value-type="float">
            <text:p>1.068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eg2</text:p>
          </table:table-cell>
          <table:table-cell office:value-type="float" office:value="590.072021" calcext:value-type="float">
            <text:p>590.072021</text:p>
          </table:table-cell>
          <table:table-cell office:value-type="float" office:value="442.062012" calcext:value-type="float">
            <text:p>442.062012</text:p>
          </table:table-cell>
          <table:table-cell office:value-type="float" office:value="353.127991" calcext:value-type="float">
            <text:p>353.127991</text:p>
          </table:table-cell>
          <table:table-cell office:value-type="float" office:value="294.100006" calcext:value-type="float">
            <text:p>294.100006</text:p>
          </table:table-cell>
          <table:table-cell office:value-type="float" office:value="252.046005" calcext:value-type="float">
            <text:p>252.046005</text:p>
          </table:table-cell>
          <table:table-cell office:value-type="float" office:value="235.085999" calcext:value-type="float">
            <text:p>235.085999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2" calcext:value-type="float">
            <text:p>2</text:p>
          </table:table-cell>
          <table:table-cell office:value-type="float" office:value="1.586" calcext:value-type="float">
            <text:p>1.58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inet</text:p>
          </table:table-cell>
          <table:table-cell office:value-type="float" office:value="2" calcext:value-type="float">
            <text:p>2</text:p>
          </table:table-cell>
          <table:table-cell office:value-type="float" office:value="1.244" calcext:value-type="float">
            <text:p>1.24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jndael_dec</text:p>
          </table:table-cell>
          <table:table-cell office:value-type="float" office:value="9.2" calcext:value-type="float">
            <text:p>9.2</text:p>
          </table:table-cell>
          <table:table-cell office:value-type="float" office:value="7" calcext:value-type="float">
            <text:p>7</text:p>
          </table:table-cell>
          <table:table-cell office:value-type="float" office:value="5.942" calcext:value-type="float">
            <text:p>5.9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jndael_enc</text:p>
          </table:table-cell>
          <table:table-cell office:value-type="float" office:value="9.048" calcext:value-type="float">
            <text:p>9.048</text:p>
          </table:table-cell>
          <table:table-cell office:value-type="float" office:value="7" calcext:value-type="float">
            <text:p>7</text:p>
          </table:table-cell>
          <table:table-cell office:value-type="float" office:value="5.49" calcext:value-type="float">
            <text:p>5.49</text:p>
          </table:table-cell>
          <table:table-cell office:value-type="float" office:value="4.64" calcext:value-type="float">
            <text:p>4.64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2" calcext:value-type="float">
            <text:p>2</text:p>
          </table:table-cell>
          <table:table-cell office:value-type="float" office:value="1.414" calcext:value-type="float">
            <text:p>1.41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float" office:value="72.989998" calcext:value-type="float">
            <text:p>72.989998</text:p>
          </table:table-cell>
          <table:table-cell office:value-type="float" office:value="54.419998" calcext:value-type="float">
            <text:p>54.419998</text:p>
          </table:table-cell>
          <table:table-cell office:value-type="float" office:value="43.388" calcext:value-type="float">
            <text:p>43.388</text:p>
          </table:table-cell>
          <table:table-cell office:value-type="float" office:value="36.037998" calcext:value-type="float">
            <text:p>36.037998</text:p>
          </table:table-cell>
          <table:table-cell office:value-type="float" office:value="31.004" calcext:value-type="float">
            <text:p>31.004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00:40:31.516781911</meta:creation-date>
    <dc:date>2023-08-28T23:13:25.601602459</dc:date>
    <meta:editing-duration>PT35M16S</meta:editing-duration>
    <meta:editing-cycles>5</meta:editing-cycles>
    <meta:generator>LibreOffice/7.3.7.2$Linux_X86_64 LibreOffice_project/30$Build-2</meta:generator>
    <meta:document-statistic meta:table-count="1" meta:cell-count="1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4cm" svg:y="0.315cm" chart:style-name="ch2">
          <text:p>Temps d'exécution des programmes du benchmarck en fonction des fréquences</text:p>
        </chart:title>
        <chart:legend chart:legend-position="end" svg:x="13.578cm" svg:y="2.956cm" style:legend-expansion="high" chart:style-name="ch3"/>
        <chart:plot-area chart:style-name="ch4" table:cell-range-address="Sheet1.A1:Sheet1.G3 Sheet1.A5:Sheet1.G16 Sheet1.A18:Sheet1.G22" chart:data-source-has-labels="both" svg:x="1.331cm" svg:y="1.778cm" svg:width="11.927cm" svg:height="7.042cm">
          <chart:coordinate-region svg:x="2.442cm" svg:y="1.977cm" svg:width="10.816cm" svg:height="4.667cm"/>
          <chart:axis chart:dimension="x" chart:name="primary-x" chart:style-name="ch5" chartooo:axis-type="auto">
            <chartooo:date-scale/>
            <chart:categories table:cell-range-address="Sheet1.A2:Sheet1.A3 Sheet1.A5:Sheet1.A16 Sheet1.A18:Sheet1.A22"/>
          </chart:axis>
          <chart:axis chart:dimension="y" chart:name="primary-y" chart:style-name="ch6">
            <chart:title svg:x="0.451cm" svg:y="7.288cm" chart:style-name="ch7">
              <text:p>Temps d'exécution (en ms)</text:p>
            </chart:title>
            <chart:grid chart:style-name="ch8" chart:class="major"/>
          </chart:axis>
          <chart:series chart:style-name="ch9" chart:values-cell-range-address="Sheet1.B2:Sheet1.B3 Sheet1.B5:Sheet1.B16 Sheet1.B18:Sheet1.B22" chart:label-cell-address="Sheet1.B1:Sheet1.B1" chart:class="chart:bar">
            <chart:data-point chart:repeated="19"/>
          </chart:series>
          <chart:series chart:style-name="ch10" chart:values-cell-range-address="Sheet1.C2:Sheet1.C3 Sheet1.C5:Sheet1.C16 Sheet1.C18:Sheet1.C22" chart:label-cell-address="Sheet1.C1:Sheet1.C1" chart:class="chart:bar">
            <chart:data-point chart:repeated="19"/>
          </chart:series>
          <chart:series chart:style-name="ch11" chart:values-cell-range-address="Sheet1.D2:Sheet1.D3 Sheet1.D5:Sheet1.D16 Sheet1.D18:Sheet1.D22" chart:label-cell-address="Sheet1.D1:Sheet1.D1" chart:class="chart:bar">
            <chart:data-point chart:repeated="19"/>
          </chart:series>
          <chart:series chart:style-name="ch12" chart:values-cell-range-address="Sheet1.E2:Sheet1.E3 Sheet1.E5:Sheet1.E16 Sheet1.E18:Sheet1.E22" chart:label-cell-address="Sheet1.E1:Sheet1.E1" chart:class="chart:bar">
            <chart:data-point chart:repeated="19"/>
          </chart:series>
          <chart:series chart:style-name="ch13" chart:values-cell-range-address="Sheet1.F2:Sheet1.F3 Sheet1.F5:Sheet1.F16 Sheet1.F18:Sheet1.F22" chart:label-cell-address="Sheet1.F1:Sheet1.F1" chart:class="chart:bar">
            <chart:data-point chart:repeated="19"/>
          </chart:series>
          <chart:series chart:style-name="ch14" chart:values-cell-range-address="Sheet1.G2:Sheet1.G3 Sheet1.G5:Sheet1.G16 Sheet1.G18:Sheet1.G22" chart:label-cell-address="Sheet1.G1:Sheet1.G1" chart:class="chart:bar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 MHz</text:p>
                <draw:g>
                  <svg:desc>Sheet1.B1:Sheet1.B1</svg:desc>
                </draw:g>
              </table:table-cell>
              <table:table-cell office:value-type="string">
                <text:p>800 MHz</text:p>
                <draw:g>
                  <svg:desc>Sheet1.C1:Sheet1.C1</svg:desc>
                </draw:g>
              </table:table-cell>
              <table:table-cell office:value-type="string">
                <text:p> 1000 MHz</text:p>
                <draw:g>
                  <svg:desc>Sheet1.D1:Sheet1.D1</svg:desc>
                </draw:g>
              </table:table-cell>
              <table:table-cell office:value-type="string">
                <text:p>1200 MHz</text:p>
                <draw:g>
                  <svg:desc>Sheet1.E1:Sheet1.E1</svg:desc>
                </draw:g>
              </table:table-cell>
              <table:table-cell office:value-type="string">
                <text:p>1400 MHz</text:p>
                <draw:g>
                  <svg:desc>Sheet1.F1:Sheet1.F1</svg:desc>
                </draw:g>
              </table:table-cell>
              <table:table-cell office:value-type="string">
                <text:p>1500 MHz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pcm_dec</text:p>
                <draw:g>
                  <svg:desc>Sheet1.A2:Sheet1.A3 Sheet1.A5:Sheet1.A16 Sheet1.A18:Sheet1.A22</svg:desc>
                </draw:g>
              </table:table-cell>
              <table:table-cell office:value-type="float" office:value="2.078">
                <text:p>2.078</text:p>
                <draw:g>
                  <svg:desc>Sheet1.B2:Sheet1.B3 Sheet1.B5:Sheet1.B16 Sheet1.B18:Sheet1.B22</svg:desc>
                </draw:g>
              </table:table-cell>
              <table:table-cell office:value-type="float" office:value="2">
                <text:p>2</text:p>
                <draw:g>
                  <svg:desc>Sheet1.C2:Sheet1.C3 Sheet1.C5:Sheet1.C16 Sheet1.C18:Sheet1.C22</svg:desc>
                </draw:g>
              </table:table-cell>
              <table:table-cell office:value-type="float" office:value="1.014">
                <text:p>1.014</text:p>
                <draw:g>
                  <svg:desc>Sheet1.D2:Sheet1.D3 Sheet1.D5:Sheet1.D16 Sheet1.D18:Sheet1.D22</svg:desc>
                </draw:g>
              </table:table-cell>
              <table:table-cell office:value-type="float" office:value="1">
                <text:p>1</text:p>
                <draw:g>
                  <svg:desc>Sheet1.E2:Sheet1.E3 Sheet1.E5:Sheet1.E16 Sheet1.E18:Sheet1.E22</svg:desc>
                </draw:g>
              </table:table-cell>
              <table:table-cell office:value-type="float" office:value="1">
                <text:p>1</text:p>
                <draw:g>
                  <svg:desc>Sheet1.F2:Sheet1.F3 Sheet1.F5:Sheet1.F16 Sheet1.F18:Sheet1.F22</svg:desc>
                </draw:g>
              </table:table-cell>
              <table:table-cell office:value-type="float" office:value="1">
                <text:p>1</text:p>
                <draw:g>
                  <svg:desc>Sheet1.G2:Sheet1.G3 Sheet1.G5:Sheet1.G16 Sheet1.G18:Sheet1.G22</svg:desc>
                </draw:g>
              </table:table-cell>
            </table:table-row>
            <table:table-row>
              <table:table-cell office:value-type="string">
                <text:p>adpcm_enc</text:p>
              </table:table-cell>
              <table:table-cell office:value-type="float" office:value="2.074">
                <text:p>2.0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agram</text:p>
              </table:table-cell>
              <table:table-cell office:value-type="float" office:value="7.04">
                <text:p>7.04</text:p>
              </table:table-cell>
              <table:table-cell office:value-type="float" office:value="5.252">
                <text:p>5.252</text:p>
              </table:table-cell>
              <table:table-cell office:value-type="float" office:value="4.016">
                <text:p>4.016</text:p>
              </table:table-cell>
              <table:table-cell office:value-type="float" office:value="3.852">
                <text:p>3.85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diobeam</text:p>
              </table:table-cell>
              <table:table-cell office:value-type="float" office:value="3.304">
                <text:p>3.304</text:p>
              </table:table-cell>
              <table:table-cell office:value-type="float" office:value="2.832">
                <text:p>2.832</text:p>
              </table:table-cell>
              <table:table-cell office:value-type="float" office:value="2">
                <text:p>2</text:p>
              </table:table-cell>
              <table:table-cell office:value-type="float" office:value="1.97">
                <text:p>1.97</text:p>
              </table:table-cell>
              <table:table-cell office:value-type="float" office:value="1.038">
                <text:p>1.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jpeg_transupp</text:p>
              </table:table-cell>
              <table:table-cell office:value-type="float" office:value="8.004">
                <text:p>8.0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002">
                <text:p>3.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jpeg_wrbmp</text:p>
              </table:table-cell>
              <table:table-cell office:value-type="float" office:value="2.006">
                <text:p>2.006</text:p>
              </table:table-cell>
              <table:table-cell office:value-type="float" office:value="1.854">
                <text:p>1.8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pic</text:p>
              </table:table-cell>
              <table:table-cell office:value-type="float" office:value="5.698">
                <text:p>5.698</text:p>
              </table:table-cell>
              <table:table-cell office:value-type="float" office:value="4.002">
                <text:p>4.002</text:p>
              </table:table-cell>
              <table:table-cell office:value-type="float" office:value="3.006">
                <text:p>3.006</text:p>
              </table:table-cell>
              <table:table-cell office:value-type="float" office:value="3">
                <text:p>3</text:p>
              </table:table-cell>
              <table:table-cell office:value-type="float" office:value="2.004">
                <text:p>2.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mref</text:p>
              </table:table-cell>
              <table:table-cell office:value-type="float" office:value="2.754">
                <text:p>2.754</text:p>
              </table:table-cell>
              <table:table-cell office:value-type="float" office:value="2">
                <text:p>2</text:p>
              </table:table-cell>
              <table:table-cell office:value-type="float" office:value="1.182">
                <text:p>1.182</text:p>
              </table:table-cell>
              <table:table-cell office:value-type="float" office:value="1.002">
                <text:p>1.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723_enc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56">
                <text:p>1.856</text:p>
              </table:table-cell>
              <table:table-cell office:value-type="float" office:value="1.014">
                <text:p>1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sm_enc </text:p>
              </table:table-cell>
              <table:table-cell office:value-type="float" office:value="10.152">
                <text:p>10.152</text:p>
              </table:table-cell>
              <table:table-cell office:value-type="float" office:value="7.992">
                <text:p>7.99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002">
                <text:p>4.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sm_dec</text:p>
              </table:table-cell>
              <table:table-cell office:value-type="float" office:value="5.904">
                <text:p>5.904</text:p>
              </table:table-cell>
              <table:table-cell office:value-type="float" office:value="4.002">
                <text:p>4.002</text:p>
              </table:table-cell>
              <table:table-cell office:value-type="float" office:value="3.006">
                <text:p>3.006</text:p>
              </table:table-cell>
              <table:table-cell office:value-type="float" office:value="3">
                <text:p>3</text:p>
              </table:table-cell>
              <table:table-cell office:value-type="float" office:value="2.004">
                <text:p>2.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264_dec</text:p>
              </table:table-cell>
              <table:table-cell office:value-type="float" office:value="2.92">
                <text:p>2.92</text:p>
              </table:table-cell>
              <table:table-cell office:value-type="float" office:value="2">
                <text:p>2</text:p>
              </table:table-cell>
              <table:table-cell office:value-type="float" office:value="1.372">
                <text:p>1.372</text:p>
              </table:table-cell>
              <table:table-cell office:value-type="float" office:value="1.006">
                <text:p>1.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ff_enc</text:p>
              </table:table-cell>
              <table:table-cell office:value-type="float" office:value="3.108">
                <text:p>3.108</text:p>
              </table:table-cell>
              <table:table-cell office:value-type="float" office:value="2.614">
                <text:p>2.614</text:p>
              </table:table-cell>
              <table:table-cell office:value-type="float" office:value="2">
                <text:p>2</text:p>
              </table:table-cell>
              <table:table-cell office:value-type="float" office:value="1.916">
                <text:p>1.916</text:p>
              </table:table-cell>
              <table:table-cell office:value-type="float" office:value="1.012">
                <text:p>1.01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huff_dec</text:p>
              </table:table-cell>
              <table:table-cell office:value-type="float" office:value="2.454">
                <text:p>2.454</text:p>
              </table:table-cell>
              <table:table-cell office:value-type="float" office:value="2">
                <text:p>2</text:p>
              </table:table-cell>
              <table:table-cell office:value-type="float" office:value="1.068">
                <text:p>1.068</text:p>
              </table:table-cell>
              <table:table-cell office:value-type="float" office:value="1.002">
                <text:p>1.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">
                <text:p>2</text:p>
              </table:table-cell>
              <table:table-cell office:value-type="float" office:value="1.586">
                <text:p>1.5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trinet</text:p>
              </table:table-cell>
              <table:table-cell office:value-type="float" office:value="2">
                <text:p>2</text:p>
              </table:table-cell>
              <table:table-cell office:value-type="float" office:value="1.244">
                <text:p>1.2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jndael_dec</text:p>
              </table:table-cell>
              <table:table-cell office:value-type="float" office:value="9.2">
                <text:p>9.2</text:p>
              </table:table-cell>
              <table:table-cell office:value-type="float" office:value="7">
                <text:p>7</text:p>
              </table:table-cell>
              <table:table-cell office:value-type="float" office:value="5.942">
                <text:p>5.94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jndael_enc</text:p>
              </table:table-cell>
              <table:table-cell office:value-type="float" office:value="9.048">
                <text:p>9.048</text:p>
              </table:table-cell>
              <table:table-cell office:value-type="float" office:value="7">
                <text:p>7</text:p>
              </table:table-cell>
              <table:table-cell office:value-type="float" office:value="5.49">
                <text:p>5.49</text:p>
              </table:table-cell>
              <table:table-cell office:value-type="float" office:value="4.64">
                <text:p>4.64</text:p>
              </table:table-cell>
              <table:table-cell office:value-type="float" office:value="4">
                <text:p>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2">
                <text:p>2</text:p>
              </table:table-cell>
              <table:table-cell office:value-type="float" office:value="1.414">
                <text:p>1.4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4cm" svg:y="0.315cm" chart:style-name="ch2">
          <text:p>Temps d'exécution des programmes du benchmarck en fonction des fréquences</text:p>
        </chart:title>
        <chart:legend chart:legend-position="end" svg:x="13.578cm" svg:y="2.956cm" style:legend-expansion="high" chart:style-name="ch3"/>
        <chart:plot-area chart:style-name="ch4" table:cell-range-address="Sheet1.A1:Sheet1.G1 Sheet1.A4:Sheet1.G4 Sheet1.A17:Sheet1.G17 Sheet1.A23:Sheet1.G23" chart:data-source-has-labels="both" svg:x="1.331cm" svg:y="1.778cm" svg:width="11.927cm" svg:height="7.042cm">
          <chart:coordinate-region svg:x="2.138cm" svg:y="1.978cm" svg:width="11.12cm" svg:height="6.195cm"/>
          <chart:axis chart:dimension="x" chart:name="primary-x" chart:style-name="ch5" chartooo:axis-type="auto">
            <chartooo:date-scale/>
            <chart:categories table:cell-range-address="Sheet1.A4:Sheet1.A4 Sheet1.A17:Sheet1.A17 Sheet1.A23:Sheet1.A23"/>
          </chart:axis>
          <chart:axis chart:dimension="y" chart:name="primary-y" chart:style-name="ch6">
            <chart:title svg:x="0.451cm" svg:y="7.288cm" chart:style-name="ch7">
              <text:p>Temps d'exécution (en ms)</text:p>
            </chart:title>
            <chart:grid chart:style-name="ch8" chart:class="major"/>
          </chart:axis>
          <chart:series chart:style-name="ch9" chart:values-cell-range-address="Sheet1.B4:Sheet1.B4 Sheet1.B17:Sheet1.B17 Sheet1.B23:Sheet1.B23" chart:label-cell-address="Sheet1.B1:Sheet1.B1" chart:class="chart:bar">
            <chart:data-point chart:repeated="3"/>
          </chart:series>
          <chart:series chart:style-name="ch10" chart:values-cell-range-address="Sheet1.C4:Sheet1.C4 Sheet1.C17:Sheet1.C17 Sheet1.C23:Sheet1.C23" chart:label-cell-address="Sheet1.C1:Sheet1.C1" chart:class="chart:bar">
            <chart:data-point chart:repeated="3"/>
          </chart:series>
          <chart:series chart:style-name="ch11" chart:values-cell-range-address="Sheet1.D4:Sheet1.D4 Sheet1.D17:Sheet1.D17 Sheet1.D23:Sheet1.D23" chart:label-cell-address="Sheet1.D1:Sheet1.D1" chart:class="chart:bar">
            <chart:data-point chart:repeated="3"/>
          </chart:series>
          <chart:series chart:style-name="ch12" chart:values-cell-range-address="Sheet1.E4:Sheet1.E4 Sheet1.E17:Sheet1.E17 Sheet1.E23:Sheet1.E23" chart:label-cell-address="Sheet1.E1:Sheet1.E1" chart:class="chart:bar">
            <chart:data-point chart:repeated="3"/>
          </chart:series>
          <chart:series chart:style-name="ch13" chart:values-cell-range-address="Sheet1.F4:Sheet1.F4 Sheet1.F17:Sheet1.F17 Sheet1.F23:Sheet1.F23" chart:label-cell-address="Sheet1.F1:Sheet1.F1" chart:class="chart:bar">
            <chart:data-point chart:repeated="3"/>
          </chart:series>
          <chart:series chart:style-name="ch14" chart:values-cell-range-address="Sheet1.G4:Sheet1.G4 Sheet1.G17:Sheet1.G17 Sheet1.G23:Sheet1.G23" chart:label-cell-address="Sheet1.G1:Sheet1.G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 MHz</text:p>
                <draw:g>
                  <svg:desc>Sheet1.B1:Sheet1.B1</svg:desc>
                </draw:g>
              </table:table-cell>
              <table:table-cell office:value-type="string">
                <text:p>800 MHz</text:p>
                <draw:g>
                  <svg:desc>Sheet1.C1:Sheet1.C1</svg:desc>
                </draw:g>
              </table:table-cell>
              <table:table-cell office:value-type="string">
                <text:p> 1000 MHz</text:p>
                <draw:g>
                  <svg:desc>Sheet1.D1:Sheet1.D1</svg:desc>
                </draw:g>
              </table:table-cell>
              <table:table-cell office:value-type="string">
                <text:p>1200 MHz</text:p>
                <draw:g>
                  <svg:desc>Sheet1.E1:Sheet1.E1</svg:desc>
                </draw:g>
              </table:table-cell>
              <table:table-cell office:value-type="string">
                <text:p>1400 MHz</text:p>
                <draw:g>
                  <svg:desc>Sheet1.F1:Sheet1.F1</svg:desc>
                </draw:g>
              </table:table-cell>
              <table:table-cell office:value-type="string">
                <text:p>1500 MHz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unition</text:p>
                <draw:g>
                  <svg:desc>Sheet1.A4:Sheet1.A4 Sheet1.A17:Sheet1.A17 Sheet1.A23:Sheet1.A23</svg:desc>
                </draw:g>
              </table:table-cell>
              <table:table-cell office:value-type="float" office:value="273.589996">
                <text:p>273.589996</text:p>
                <draw:g>
                  <svg:desc>Sheet1.B4:Sheet1.B4 Sheet1.B17:Sheet1.B17 Sheet1.B23:Sheet1.B23</svg:desc>
                </draw:g>
              </table:table-cell>
              <table:table-cell office:value-type="float" office:value="205.007996">
                <text:p>205.007996</text:p>
                <draw:g>
                  <svg:desc>Sheet1.C4:Sheet1.C4 Sheet1.C17:Sheet1.C17 Sheet1.C23:Sheet1.C23</svg:desc>
                </draw:g>
              </table:table-cell>
              <table:table-cell office:value-type="float" office:value="163.723999">
                <text:p>163.723999</text:p>
                <draw:g>
                  <svg:desc>Sheet1.D4:Sheet1.D4 Sheet1.D17:Sheet1.D17 Sheet1.D23:Sheet1.D23</svg:desc>
                </draw:g>
              </table:table-cell>
              <table:table-cell office:value-type="float" office:value="163.723999">
                <text:p>163.723999</text:p>
                <draw:g>
                  <svg:desc>Sheet1.E4:Sheet1.E4 Sheet1.E17:Sheet1.E17 Sheet1.E23:Sheet1.E23</svg:desc>
                </draw:g>
              </table:table-cell>
              <table:table-cell office:value-type="float" office:value="116.722">
                <text:p>116.722</text:p>
                <draw:g>
                  <svg:desc>Sheet1.F4:Sheet1.F4 Sheet1.F17:Sheet1.F17 Sheet1.F23:Sheet1.F23</svg:desc>
                </draw:g>
              </table:table-cell>
              <table:table-cell office:value-type="float" office:value="109.022003">
                <text:p>109.022003</text:p>
                <draw:g>
                  <svg:desc>Sheet1.G4:Sheet1.G4 Sheet1.G17:Sheet1.G17 Sheet1.G23:Sheet1.G23</svg:desc>
                </draw:g>
              </table:table-cell>
            </table:table-row>
            <table:table-row>
              <table:table-cell office:value-type="string">
                <text:p>mpeg2</text:p>
              </table:table-cell>
              <table:table-cell office:value-type="float" office:value="590.072021">
                <text:p>590.072021</text:p>
              </table:table-cell>
              <table:table-cell office:value-type="float" office:value="442.062012">
                <text:p>442.062012</text:p>
              </table:table-cell>
              <table:table-cell office:value-type="float" office:value="353.127991">
                <text:p>353.127991</text:p>
              </table:table-cell>
              <table:table-cell office:value-type="float" office:value="294.100006">
                <text:p>294.100006</text:p>
              </table:table-cell>
              <table:table-cell office:value-type="float" office:value="252.046005">
                <text:p>252.046005</text:p>
              </table:table-cell>
              <table:table-cell office:value-type="float" office:value="235.085999">
                <text:p>235.085999</text:p>
              </table:table-cell>
            </table:table-row>
            <table:table-row>
              <table:table-cell office:value-type="string">
                <text:p>susan</text:p>
              </table:table-cell>
              <table:table-cell office:value-type="float" office:value="72.989998">
                <text:p>72.989998</text:p>
              </table:table-cell>
              <table:table-cell office:value-type="float" office:value="54.419998">
                <text:p>54.419998</text:p>
              </table:table-cell>
              <table:table-cell office:value-type="float" office:value="43.388">
                <text:p>43.388</text:p>
              </table:table-cell>
              <table:table-cell office:value-type="float" office:value="36.037998">
                <text:p>36.037998</text:p>
              </table:table-cell>
              <table:table-cell office:value-type="float" office:value="31.004">
                <text:p>31.004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